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 loext:decorative="false"/>
    </style:style>
    <style:style style:name="gr2" style:family="graphic" style:parent-style-name="objectwithoutfill">
      <style:graphic-properties svg:stroke-width="0.035cm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3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6.529cm" fo:min-width="7.22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4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53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06cm" loext:decorative="false"/>
      <style:paragraph-properties style:writing-mode="lr-tb"/>
    </style:style>
    <style:style style:name="gr9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 loext:decorative="false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06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9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 loext:decorative="false"/>
    </style:style>
    <style:style style:name="gr22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28cm" loext:decorative="false"/>
      <style:paragraph-properties style:writing-mode="lr-tb"/>
    </style:style>
    <style:style style:name="gr24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 loext:decorative="false"/>
    </style:style>
    <style:style style:name="gr26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9" style:family="paragraph">
      <loext:graphic-properties draw:fill-color="#ffffd7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ce181e"/>
      <style:paragraph-properties fo:text-align="center"/>
    </style:style>
    <style:style style:name="P15" style:family="paragraph">
      <loext:graphic-properties draw:fill="solid" draw:fill-color="#ff800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/>
    </style:style>
    <style:style style:name="T6" style:family="text">
      <style:text-properties fo:font-size="24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9" draw:id="id9" draw:layer="layout" svg:width="7.727cm" svg:height="6.779cm" svg:x="19.756cm" svg:y="1.772cm">
          <draw:glue-point draw:id="4" svg:x="-5.001cm" svg:y="2.878cm"/>
          <text:p text:style-name="P3"><text:span text:style-name="T1">S</text:span><text:span text:style-name="T1">er</text:span><text:span text:style-name="T1">ia</text:span><text:span text:style-name="T1">l </text:span><text:span text:style-name="T1">T</text:span><text:span text:style-name="T1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" draw:id="id7" draw:layer="layout" svg:width="5.568cm" svg:height="13.919cm" svg:x="6.845cm" svg:y="1.879cm">
          <text:p text:style-name="P3"><text:span text:style-name="T1">R</text:span><text:span text:style-name="T1">e</text:span><text:span text:style-name="T1">gi</text:span><text:span text:style-name="T1">st</text:span><text:span text:style-name="T1">er</text:span></text:p>
          <text:p text:style-name="P3"><text:span text:style-name="T1">Fi</text:span><text:span text:style-name="T1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xml:id="id10" draw:id="id10" draw:layer="layout" svg:width="4.646cm" svg:height="3.083cm" svg:x="0.128cm" svg:y="7.287cm">
          <draw:text-box>
            <text:p text:style-name="P6"><text:span text:style-name="T2">CP</text:span><text:span text:style-name="T2">U i</text:span><text:span text:style-name="T3">/f</text:span></text:p>
            <text:p text:style-name="P6"><text:span text:style-name="T3">(Nat</text:span><text:span text:style-name="T3">ive </text:span><text:span text:style-name="T3">or </text:span></text:p>
            <text:p text:style-name="P6"><text:span text:style-name="T3">AXI</text:span><text:span text:style-name="T3">4 </text:span><text:span text:style-name="T3">Lite</text:span><text:span text:style-name="T3">)</text:span></text:p>
          </draw:text-box>
        </draw:frame>
        <draw:frame draw:style-name="gr7" draw:text-style-name="P8" xml:id="id1" draw:id="id1" draw:layer="layout" svg:width="2.032cm" svg:height="1.524cm" svg:x="1.524cm" svg:y="15.494cm">
          <draw:text-box>
            <text:p text:style-name="P6"><text:span text:style-name="T4">cl</text:span><text:span text:style-name="T4">k</text:span></text:p>
          </draw:text-box>
        </draw:frame>
        <draw:frame draw:style-name="gr8" draw:text-style-name="P8" xml:id="id6" draw:id="id6" draw:layer="layout" svg:width="2.306cm" svg:height="1.276cm" svg:x="1.25cm" svg:y="17.526cm">
          <draw:text-box>
            <text:p text:style-name="P6"><text:span text:style-name="T4">ar</text:span><text:span text:style-name="T4">st</text:span></text:p>
          </draw:text-box>
        </draw:frame>
        <draw:line draw:style-name="gr9" draw:text-style-name="P2" draw:layer="layout" svg:x1="31.088cm" svg:y1="10.546cm" svg:x2="27.432cm" svg:y2="10.546cm">
          <text:p/>
        </draw:line>
        <draw:custom-shape draw:style-name="gr4" draw:text-style-name="P4" xml:id="id8" draw:id="id8" draw:layer="layout" svg:width="7.727cm" svg:height="6.779cm" svg:x="19.756cm" svg:y="9.033cm">
          <text:p text:style-name="P3"><text:span text:style-name="T1">Serial 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9" xml:id="id3" draw:id="id3" draw:layer="layout" svg:width="0.567cm" svg:height="0.952cm" draw:transform="rotate (-1.58283909863366) translate (20.642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9" xml:id="id5" draw:id="id5" draw:layer="layout" svg:width="0.567cm" svg:height="0.952cm" draw:transform="rotate (-1.58283909863366) translate (20.636cm 7.48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1" draw:text-style-name="P10" draw:layer="layout" svg:width="2.055cm" svg:height="0.962cm" svg:x="14.555cm" svg:y="2.373cm">
          <draw:text-box>
            <text:p><text:span text:style-name="T5">tx_</text:span><text:span text:style-name="T5">en</text:span></text:p>
          </draw:text-box>
        </draw:frame>
        <draw:custom-shape draw:style-name="gr12" draw:text-style-name="P11" draw:layer="layout" svg:width="0.046cm" svg:height="0.07cm" svg:x="19.754cm" svg:y="9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2.09cm" svg:height="0.962cm" svg:x="14.55cm" svg:y="11.434cm">
          <draw:text-box>
            <text:p><text:span text:style-name="T5">rx_e</text:span><text:span text:style-name="T5">n</text:span></text:p>
          </draw:text-box>
        </draw:frame>
        <draw:frame draw:style-name="gr14" draw:text-style-name="P10" draw:layer="layout" svg:width="4.477cm" svg:height="0.962cm" svg:x="13.557cm" svg:y="4.273cm">
          <draw:text-box>
            <text:p><text:span text:style-name="T5">tx_data</text:span></text:p>
          </draw:text-box>
        </draw:frame>
        <draw:frame draw:style-name="gr15" draw:text-style-name="P10" draw:layer="layout" svg:width="4.405cm" svg:height="0.962cm" svg:x="14cm" svg:y="12.904cm">
          <draw:text-box>
            <text:p><text:span text:style-name="T5">rx_da</text:span><text:span text:style-name="T5">ta</text:span></text:p>
          </draw:text-box>
        </draw:frame>
        <draw:frame draw:style-name="gr16" draw:text-style-name="P10" draw:layer="layout" svg:width="3.29cm" svg:height="0.962cm" svg:x="12.698cm" svg:y="7.751cm">
          <draw:text-box>
            <text:p><text:span text:style-name="T5">soft_re</text:span><text:span text:style-name="T5">set</text:span></text:p>
          </draw:text-box>
        </draw:frame>
        <draw:frame draw:style-name="gr17" draw:text-style-name="P12" draw:layer="layout" svg:width="2.358cm" svg:height="1.195cm" svg:x="30.908cm" svg:y="9.978cm">
          <draw:text-box>
            <text:p><text:span text:style-name="T6">rxd</text:span></text:p>
          </draw:text-box>
        </draw:frame>
        <draw:connector draw:style-name="gr18" draw:text-style-name="P11" draw:layer="layout" draw:line-skew="5.734cm" svg:x1="3.556cm" svg:y1="16.256cm" svg:x2="12.431cm" svg:y2="14.998cm" draw:start-shape="id1" draw:end-shape="id2" draw:end-glue-point="7" svg:d="M3556 16256h15111v-1258h-6236" svg:viewBox="0 0 15112 1259">
          <text:p/>
        </draw:connector>
        <draw:connector draw:style-name="gr18" draw:text-style-name="P11" xml:id="id4" draw:id="id4" draw:layer="layout" draw:line-skew="7.05cm" svg:x1="3.556cm" svg:y1="16.256cm" svg:x2="19.686cm" svg:y2="14.995cm" draw:start-shape="id1" draw:start-glue-point="1" draw:end-shape="id3" draw:end-glue-point="7" svg:d="M3556 16256h15113v-1261h1017" svg:viewBox="0 0 16131 1262">
          <text:p/>
        </draw:connector>
        <draw:connector draw:style-name="gr18" draw:text-style-name="P11" draw:layer="layout" svg:x1="18.669cm" svg:y1="15.625cm" svg:x2="19.68cm" svg:y2="7.757cm" draw:start-shape="id4" draw:start-glue-point="0" draw:end-shape="id5" draw:end-glue-point="7" svg:d="M18669 15625v-7868h1011" svg:viewBox="0 0 1012 7869">
          <text:p/>
        </draw:connector>
        <draw:line draw:style-name="gr19" draw:text-style-name="P2" draw:layer="layout" svg:x1="19.684cm" svg:y1="13.97cm" svg:x2="12.445cm" svg:y2="13.97cm">
          <text:p/>
        </draw:line>
        <draw:line draw:style-name="gr19" draw:text-style-name="P2" draw:layer="layout" svg:x1="12.444cm" svg:y1="12.42cm" svg:x2="19.683cm" svg:y2="12.42cm">
          <text:p/>
        </draw:line>
        <draw:line draw:style-name="gr19" draw:text-style-name="P2" draw:layer="layout" svg:x1="12.444cm" svg:y1="5.32cm" svg:x2="19.683cm" svg:y2="5.32cm">
          <text:p/>
        </draw:line>
        <draw:line draw:style-name="gr19" draw:text-style-name="P2" draw:layer="layout" svg:x1="12.444cm" svg:y1="3.52cm" svg:x2="19.683cm" svg:y2="3.52cm">
          <text:p/>
        </draw:line>
        <draw:connector draw:style-name="gr20" draw:text-style-name="P11" draw:layer="layout" svg:x1="3.556cm" svg:y1="18.164cm" svg:x2="9.629cm" svg:y2="15.798cm" draw:start-shape="id6" draw:start-glue-point="1" draw:end-shape="id7" draw:end-glue-point="2" svg:d="M3556 18164h6073v-2366" svg:viewBox="0 0 6074 2367">
          <text:p/>
        </draw:connector>
        <draw:connector draw:style-name="gr20" draw:text-style-name="P11" draw:layer="layout" svg:x1="3.556cm" svg:y1="18.164cm" svg:x2="23.619cm" svg:y2="15.812cm" draw:start-shape="id6" draw:start-glue-point="1" draw:end-shape="id8" draw:end-glue-point="2" svg:d="M3556 18164h20063v-2352" svg:viewBox="0 0 20064 2353">
          <text:p/>
        </draw:connector>
        <draw:connector draw:style-name="gr20" draw:text-style-name="P11" draw:layer="layout" draw:line-skew="17.225cm" svg:x1="3.556cm" svg:y1="18.164cm" svg:x2="23.619cm" svg:y2="1.772cm" draw:start-shape="id6" draw:start-glue-point="1" draw:end-shape="id9" draw:end-glue-point="0" svg:d="M3556 18164h25324v-16894h-5261v502" svg:viewBox="0 0 25325 16895">
          <text:p/>
        </draw:connector>
        <draw:connector draw:style-name="gr19" draw:text-style-name="P2" draw:layer="layout" draw:line-skew="-0.045cm" svg:x1="12.413cm" svg:y1="8.838cm" svg:x2="19.683cm" svg:y2="6.522cm" draw:start-shape="id7" draw:start-glue-point="1" svg:d="M12413 8838h3841v-2316h3429" svg:viewBox="0 0 7271 2317">
          <text:p/>
        </draw:connector>
        <draw:connector draw:style-name="gr19" draw:text-style-name="P2" draw:layer="layout" draw:line-skew="0.199cm" svg:x1="12.405cm" svg:y1="8.859cm" svg:x2="19.704cm" svg:y2="10.861cm" svg:d="M12405 8859h3849v2002h3450" svg:viewBox="0 0 7300 2003">
          <text:p/>
        </draw:connector>
        <draw:connector draw:style-name="gr21" draw:text-style-name="P2" draw:layer="layout" draw:type="line" svg:x1="4.774cm" svg:y1="8.828cm" svg:x2="6.845cm" svg:y2="8.838cm" draw:start-shape="id10" draw:start-glue-point="1" draw:end-shape="id7" draw:end-glue-point="3" svg:d="M4774 8828l2071 10" svg:viewBox="0 0 2072 11">
          <text:p/>
        </draw:connector>
        <draw:frame draw:style-name="gr17" draw:text-style-name="P12" draw:layer="layout" svg:width="2.333cm" svg:height="1.195cm" svg:x="31.025cm" svg:y="2.202cm">
          <draw:text-box>
            <text:p><text:span text:style-name="T6">txd</text:span></text:p>
          </draw:text-box>
        </draw:frame>
        <draw:frame draw:style-name="gr17" draw:text-style-name="P13" draw:layer="layout" svg:width="2.358cm" svg:height="1.195cm" svg:x="31.224cm" svg:y="13.008cm">
          <draw:text-box>
            <text:p><text:span text:style-name="T3">cts</text:span></text:p>
          </draw:text-box>
        </draw:frame>
        <draw:frame draw:style-name="gr17" draw:text-style-name="P13" draw:layer="layout" svg:width="2.358cm" svg:height="1.195cm" svg:x="31.288cm" svg:y="5.998cm">
          <draw:text-box>
            <text:p><text:span text:style-name="T3">rts</text:span></text:p>
          </draw:text-box>
        </draw:frame>
        <draw:line draw:style-name="gr9" draw:text-style-name="P2" draw:layer="layout" svg:x1="31.116cm" svg:y1="13.746cm" svg:x2="27.433cm" svg:y2="13.746cm">
          <text:p/>
        </draw:line>
        <draw:connector draw:style-name="gr18" draw:text-style-name="P11" draw:layer="layout" draw:line-skew="10.425cm" svg:x1="3.556cm" svg:y1="16.256cm" svg:x2="12.432cm" svg:y2="14.999cm" draw:start-shape="id1" draw:start-glue-point="1" svg:d="M3556 16256h15113v-1257h-6237" svg:viewBox="0 0 15114 1258">
          <text:p/>
        </draw:connector>
        <draw:custom-shape draw:style-name="gr22" draw:text-style-name="P14" draw:layer="layout" svg:width="0.254cm" svg:height="0.254cm" svg:x="18.542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8" xml:id="id11" draw:id="id11" draw:layer="layout" svg:width="2.035cm" svg:height="1.558cm" svg:x="1.522cm" svg:y="16.51cm">
          <draw:text-box>
            <text:p text:style-name="P6"><text:span text:style-name="T4">cke</text:span></text:p>
          </draw:text-box>
        </draw:frame>
        <draw:connector draw:style-name="gr24" draw:text-style-name="P11" draw:layer="layout" svg:x1="3.557cm" svg:y1="17.289cm" svg:x2="18.161cm" svg:y2="14.605cm" draw:start-shape="id11" draw:start-glue-point="1" draw:end-shape="id12" draw:end-glue-point="8" svg:d="M3557 17289h14604v-2684" svg:viewBox="0 0 14605 2685">
          <text:p/>
        </draw:connector>
        <draw:custom-shape draw:style-name="gr25" draw:text-style-name="P15" xml:id="id12" draw:id="id12" draw:layer="layout" svg:width="0.254cm" svg:height="0.254cm" svg:x="18.034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" draw:layer="layout" svg:x1="18.288cm" svg:y1="14.478cm" svg:x2="19.685cm" svg:y2="14.478cm">
          <text:p/>
        </draw:line>
        <draw:line draw:style-name="gr26" draw:text-style-name="P2" draw:layer="layout" svg:x1="18.034cm" svg:y1="14.478cm" svg:x2="12.446cm" svg:y2="14.478cm">
          <text:p/>
        </draw:line>
        <draw:connector draw:style-name="gr24" draw:text-style-name="P11" draw:layer="layout" svg:x1="18.161cm" svg:y1="14.351cm" svg:x2="19.756cm" svg:y2="7.111cm" draw:start-shape="id12" draw:start-glue-point="4" draw:end-shape="id9" draw:end-glue-point="4" svg:d="M18161 14351v-7240h1595" svg:viewBox="0 0 1596 724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7T13:16:11.938560190</dc:date>
    <meta:editing-duration>PT15H43M</meta:editing-duration>
    <meta:editing-cycles>42</meta:editing-cycles>
    <meta:generator>LibreOffice/25.8.3.2$Linux_X86_64 LibreOffice_project/580$Build-2</meta:generator>
    <meta:document-statistic meta:object-count="45"/>
  </office:meta>
</office:document-meta>
</file>